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647cm" table:align="left"/>
    </style:style>
    <style:style style:name="Tabla1.A" style:family="table-column">
      <style:table-column-properties style:column-width="2.77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6.20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 de Trabajo - Sesión de Diagnóstico y Sistemas</text:h>
      <text:p text:style-name="P6">Fecha: 27 de marzo de 2026</text:p>
      <text:h text:style-name="P2" text:outline-level="2">🎯 Objetivo Principal</text:h>
      <text:p text:style-name="P6">Verificar el material técnico disponible y preparar un ecosistema de herramientas de diagnóstico robusto para el resto del curso.</text:p>
      <text:h text:style-name="P2" text:outline-level="2">📌 Objetivos Secundarios</text:h>
      <text:list text:style-name="L1">
        <text:list-item>
          <text:p text:style-name="P7">Instalación y configuración de un sistema GNU/Linux.</text:p>
        </text:list-item>
        <text:list-item>
          <text:p text:style-name="P7">Análisis y adopción de la IA como herramienta de apoyo técnica.</text:p>
        </text:list-item>
      </text:list>
      <text:p text:style-name="Horizontal_20_Line"/>
      <text:h text:style-name="P2" text:outline-level="2">🛠️ Herramientas de Gestión de ISOs: Ventoy</text:h>
      <text:h text:style-name="P2" text:outline-level="2">¿Qué es Ventoy?</text:h>
      <text:p text:style-name="P6">Ventoy es una herramienta de código abierto para crear unidades USB de arranque (bootable). A diferencia de los métodos tradicionales, no necesitas formatear el USB cada vez que quieras cambiar de sistema operativo.</text:p>
      <text:h text:style-name="P2" text:outline-level="2">Ventajas frente a Rufus o BalenaEtcher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Característica</text:span></text:p>
            </table:table-cell>
            <table:table-cell table:style-name="Tabla1.A1" office:value-type="string">
              <text:p text:style-name="P5"><text:span text:style-name="Strong_20_Emphasis">Rufus / Otros</text:span></text:p>
            </table:table-cell>
            <table:table-cell table:style-name="Tabla1.A1" office:value-type="string">
              <text:p text:style-name="P5"><text:span text:style-name="Strong_20_Emphasis">Ventoy</text:span></text:p>
            </table:table-cell>
          </table:table-row>
        </table:table-header-rows>
        <table:table-row>
          <table:table-cell table:style-name="Tabla1.A1" office:value-type="string">
            <text:p text:style-name="P4">Multiboot</text:p>
          </table:table-cell>
          <table:table-cell table:style-name="Tabla1.A1" office:value-type="string">
            <text:p text:style-name="P4">Generalmente una ISO por USB</text:p>
          </table:table-cell>
          <table:table-cell table:style-name="Tabla1.A1" office:value-type="string">
            <text:p text:style-name="P4">Múltiples ISOs en un solo USB</text:p>
          </table:table-cell>
        </table:table-row>
        <table:table-row>
          <table:table-cell table:style-name="Tabla1.A1" office:value-type="string">
            <text:p text:style-name="P4">Proceso</text:p>
          </table:table-cell>
          <table:table-cell table:style-name="Tabla1.A1" office:value-type="string">
            <text:p text:style-name="P4">Formatea y "quema" la imagen</text:p>
          </table:table-cell>
          <table:table-cell table:style-name="Tabla1.A1" office:value-type="string">
            <text:p text:style-name="P4">Copiar y pegar archivos <text:span text:style-name="Source_20_Text">.iso</text:span></text:p>
          </table:table-cell>
        </table:table-row>
        <table:table-row>
          <table:table-cell table:style-name="Tabla1.A1" office:value-type="string">
            <text:p text:style-name="P4">Persistencia</text:p>
          </table:table-cell>
          <table:table-cell table:style-name="Tabla1.A1" office:value-type="string">
            <text:p text:style-name="P4">Limitada/Compleja</text:p>
          </table:table-cell>
          <table:table-cell table:style-name="Tabla1.A1" office:value-type="string">
            <text:p text:style-name="P4">Soporte nativo sencillo</text:p>
          </table:table-cell>
        </table:table-row>
        <table:table-row>
          <table:table-cell table:style-name="Tabla1.A1" office:value-type="string">
            <text:p text:style-name="P4">Tiempo</text:p>
          </table:table-cell>
          <table:table-cell table:style-name="Tabla1.A1" office:value-type="string">
            <text:p text:style-name="P4">Lento (minutos por ISO)</text:p>
          </table:table-cell>
          <table:table-cell table:style-name="Tabla1.A1" office:value-type="string">
            <text:p text:style-name="P4">Instantáneo (velocidad de copiado)</text:p>
          </table:table-cell>
        </table:table-row>
      </table:table>
      <text:h text:style-name="P2" text:outline-level="2">Inconvenientes</text:h>
      <text:list text:style-name="L2">
        <text:list-item>
          <text:p text:style-name="P8">Incompatibilidad de hardware: Algunos equipos muy antiguos con BIOS heredadas pueden tener problemas para cargar el menú de Ventoy.</text:p>
        </text:list-item>
        <text:list-item>
          <text:p text:style-name="P8">Secure Boot: A veces requiere desactivar el "Secure Boot" en la BIOS o realizar un paso adicional de registro de llaves.</text:p>
        </text:list-item>
      </text:list>
      <text:p text:style-name="Horizontal_20_Line"/>
      <text:h text:style-name="P2" text:outline-level="2">🏗️ Entornos de Recuperación y Diagnóstico</text:h>
      <text:h text:style-name="P2" text:outline-level="2">Windows PE (Preinstallation Environment)</text:h>
      <text:p text:style-name="P6">Es una versión ligera de Windows diseñada para tareas de rescate, despliegue y reparación. Se ejecuta totalmente desde la memoria RAM, permitiendo manipular el disco duro principal.</text:p>
      <text:h text:style-name="P2" text:outline-level="2"><text:soft-page-break/>Sergei Strelec</text:h>
      <text:p text:style-name="P6">Es una de las distribuciones basadas en Windows PE más potentes que existen. Incluye una suite masiva de herramientas para:</text:p>
      <text:list text:style-name="L3">
        <text:list-item>
          <text:p text:style-name="P9">Copia de seguridad y restauración (Acronis, Ghost).</text:p>
        </text:list-item>
        <text:list-item>
          <text:p text:style-name="P9">Gestión de particiones.</text:p>
        </text:list-item>
        <text:list-item>
          <text:p text:style-name="P9">Recuperación de contraseñas.</text:p>
        </text:list-item>
        <text:list-item>
          <text:p text:style-name="P9">Diagnóstico de hardware.</text:p>
        </text:list-item>
      </text:list>
      <text:h text:style-name="P2" text:outline-level="2">Hiren's BootCD PE</text:h>
      <text:p text:style-name="P6">Un clásico de la informática. Al igual que Strelec, es un entorno de rescate basado en Windows 10 PE, pero enfocado a herramientas gratuitas y legales (Open Source o Freeware). Es la opción estándar por su limpieza y estabilidad.</text:p>
      <text:p text:style-name="Horizontal_20_Line"/>
      <text:h text:style-name="P2" text:outline-level="2">🚀 Guía Práctica: Preparación del USB</text:h>
      <text:h text:style-name="P2" text:outline-level="2">Paso 1: Instalación de Ventoy en Windows 11</text:h>
      <text:list text:style-name="L4">
        <text:list-item>
          <text:p text:style-name="P10">Descarga el <text:span text:style-name="Source_20_Text">.zip</text:span> de <text:a xlink:type="simple" xlink:href="https://www.ventoy.net/" office:target-frame-name="_blank" xlink:show="new" text:style-name="Internet_20_link" text:visited-style-name="Visited_20_Internet_20_Link">Ventoy.net</text:a>.</text:p>
        </text:list-item>
        <text:list-item>
          <text:p text:style-name="P10">Descomprime y ejecuta <text:span text:style-name="Source_20_Text">Ventoy2Disk.exe</text:span>.</text:p>
        </text:list-item>
        <text:list-item>
          <text:p text:style-name="P10">Inserta tu pendrive (mínimo 16GB recomendado).</text:p>
        </text:list-item>
        <text:list-item>
          <text:p text:style-name="P10">Selecciona la unidad y haz clic en Install.</text:p>
          <text:list>
            <text:list-item>
              <text:p text:style-name="P10">Nota: Esto borrará todos los datos del USB por única vez.</text:p>
            </text:list-item>
          </text:list>
        </text:list-item>
      </text:list>
      <text:h text:style-name="P2" text:outline-level="2">Paso 2: Cargar Sergei Strelec</text:h>
      <text:list text:style-name="L5">
        <text:list-item>
          <text:p text:style-name="P11">Descarga la ISO de Sergei Strelec desde su web oficial.</text:p>
        </text:list-item>
        <text:list-item>
          <text:p text:style-name="P11">Abre la unidad USB en el explorador de archivos (aparecerá como "Ventoy").</text:p>
        </text:list-item>
        <text:list-item>
          <text:p text:style-name="P11">Copia y pega el archivo <text:span text:style-name="Source_20_Text">.iso</text:span> directamente en la raíz del USB.</text:p>
        </text:list-item>
        <text:list-item>
          <text:p text:style-name="P11">Reinicia el PC, entra al Boot Menu (F12, F11 o Esc) y selecciona el USB.</text:p>
        </text:list-item>
      </text:list>
      <text:p text:style-name="Horizontal_20_Line"/>
      <text:h text:style-name="P2" text:outline-level="2">🔍 Diagnóstico de Hardware con HWiNFO32</text:h>
      <text:p text:style-name="P6">Una vez iniciado el sistema (o desde Strelec):</text:p>
      <text:list text:style-name="L6">
        <text:list-item>
          <text:p text:style-name="P12">Ejecuta HWiNFO32/64.</text:p>
        </text:list-item>
        <text:list-item>
          <text:p text:style-name="P12">Selecciona el modo "Summary-only" para una visión rápida.</text:p>
        </text:list-item>
        <text:list-item>
          <text:p text:style-name="P12">Paso a paso:</text:p>
          <text:list>
            <text:list-item>
              <text:p text:style-name="P12">CPU: Verifica temperaturas y frecuencias en tiempo real.</text:p>
            </text:list-item>
            <text:list-item>
              <text:p text:style-name="P12"><text:soft-page-break/>Smart: Revisa el estado de salud de tu SSD/HDD (busca alertas en rojo).</text:p>
            </text:list-item>
            <text:list-item>
              <text:p text:style-name="P12">Memoria: Confirma la velocidad (MHz) y si el Dual Channel está activo.</text:p>
            </text:list-item>
            <text:list-item>
              <text:p text:style-name="P12">GPU: Verifica la carga y versión de drivers.</text:p>
            </text:list-item>
          </text:list>
        </text:list-item>
      </text:list>
      <text:p text:style-name="Horizontal_20_Line"/>
      <text:h text:style-name="P2" text:outline-level="2">🐧 Instalación de Ubuntu 24.04 LTS (Dual Boot)</text:h>
      <text:h text:style-name="P2" text:outline-level="2">Paso a paso:</text:h>
      <text:list text:style-name="L7">
        <text:list-item>
          <text:p text:style-name="P13">Preparación: Desde Windows, busca "Crear y formatear particiones" y reduce el volumen de tu disco principal para dejar al menos 50GB de "Espacio no asignado".</text:p>
        </text:list-item>
        <text:list-item>
          <text:p text:style-name="P13">Arranque: Inicia desde el USB de Ventoy y selecciona la ISO de Ubuntu.</text:p>
        </text:list-item>
        <text:list-item>
          <text:p text:style-name="P13">Idioma y Teclado: Configura según tu preferencia.</text:p>
        </text:list-item>
        <text:list-item>
          <text:p text:style-name="P13">Tipo de Instalación: Selecciona "Instalación Normal" y marca "Instalar programas de terceros" (drivers de Wi-Fi y GPU).</text:p>
        </text:list-item>
        <text:list-item>
          <text:p text:style-name="P13">Particionado (Crucial): * Si detecta Windows, selecciona "Instalar Ubuntu junto a Windows Boot Manager".</text:p>
          <text:list>
            <text:list-item>
              <text:p text:style-name="P13">Si prefieres control manual, usa "Algo más" y asigna el espacio no asignado al punto de montaje <text:span text:style-name="Source_20_Text">/</text:span> (root).</text:p>
            </text:list-item>
          </text:list>
        </text:list-item>
        <text:list-item>
          <text:p text:style-name="P13">Usuario: Crea tu nombre y contraseña.</text:p>
        </text:list-item>
        <text:list-item>
          <text:p text:style-name="P13">Finalización: Reinicia y retira el USB.</text:p>
        </text:list-item>
      </text:list>
      <text:p text:style-name="P3">[!IMPORTANT]</text:p>
      <text:p text:style-name="P3">Nota sobre el arranque dual: Al terminar, verás el menú GRUB. Si el PC entra directo a Windows, deberás entrar en la BIOS y poner "Ubuntu" como primera opción en el orden de arranque (Boot Order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2:52:19.511389311</meta:creation-date>
    <dc:date>2026-03-27T12:55:28.114104110</dc:date>
    <meta:editing-duration>PT3M9S</meta:editing-duration>
    <meta:editing-cycles>1</meta:editing-cycles>
    <meta:document-statistic meta:table-count="1" meta:image-count="0" meta:object-count="0" meta:page-count="3" meta:paragraph-count="73" meta:word-count="664" meta:character-count="3979" meta:non-whitespace-character-count="3420"/>
    <meta:generator>LibreOffice/24.2.2.2$Linux_X86_64 LibreOffice_project/d56cc158d8a96260b836f100ef4b4ef25d6f1a01</meta:generator>
  </office:meta>
</office:document-meta>
</file>